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indent="0.5in" style:auto-text-indent="false" fo:background-color="transparent">
        <style:tab-stops/>
      </style:paragraph-properties>
      <style:text-properties officeooo:paragraph-rsid="0001d73b"/>
    </style:style>
    <style:style style:name="P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01d73b"/>
    </style:style>
    <style:style style:name="P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05bc1f" officeooo:paragraph-rsid="0005bc1f"/>
    </style:style>
    <style:style style:name="P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05bc1f" officeooo:paragraph-rsid="0008094b"/>
    </style:style>
    <style:style style:name="P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071eb9" officeooo:paragraph-rsid="0007d7a4"/>
    </style:style>
    <style:style style:name="P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08094b" officeooo:paragraph-rsid="0008094b"/>
    </style:style>
    <style:style style:name="P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text-position="0% 100%" officeooo:rsid="0008094b" officeooo:paragraph-rsid="0008094b"/>
    </style:style>
    <style:style style:name="P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094b7c" officeooo:paragraph-rsid="00094b7c"/>
    </style:style>
    <style:style style:name="P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71eb9" officeooo:paragraph-rsid="00071eb9"/>
    </style:style>
    <style:style style:name="P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8094b" officeooo:paragraph-rsid="0008094b"/>
    </style:style>
    <style:style style:name="P1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-0.0417in"/>
        </style:tab-stops>
      </style:paragraph-properties>
      <style:text-properties officeooo:rsid="0001d73b" officeooo:paragraph-rsid="0001d73b"/>
    </style:style>
    <style:style style:name="P12" style:family="paragraph" style:parent-style-name="Header">
      <style:text-properties officeooo:rsid="0009965b" officeooo:paragraph-rsid="0009965b"/>
    </style:style>
    <style:style style:name="T1" style:family="text">
      <style:text-properties officeooo:rsid="0001d73b"/>
    </style:style>
    <style:style style:name="T2" style:family="text">
      <style:text-properties officeooo:rsid="0003cf4c"/>
    </style:style>
    <style:style style:name="T3" style:family="text">
      <style:text-properties officeooo:rsid="00071eb9"/>
    </style:style>
    <style:style style:name="T4" style:family="text">
      <style:text-properties officeooo:rsid="0007d7a4"/>
    </style:style>
    <style:style style:name="T5" style:family="text">
      <style:text-properties officeooo:rsid="0008094b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08094b"/>
    </style:style>
    <style:style style:name="T8" style:family="text">
      <style:text-properties officeooo:rsid="00094b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roblem 1</text:p>
      <text:p text:style-name="P1"><text:span text:style-name="T1"><text:tab/></text:span>1<text:span text:style-name="T4"> <text:s text:c="3"/></text:span>sum = 0;<text:span text:style-name="T1"><text:tab/><text:tab/>//1 <text:tab/><text:tab/></text:span></text:p>
      <text:p text:style-name="P2"><text:span text:style-name="T1"><text:tab/></text:span>2 <text:s text:c="3"/>i= 4;<text:span text:style-name="T1"><text:tab/><text:tab/><text:tab/>//1 <text:tab/></text:span></text:p>
      <text:p text:style-name="P2"><text:span text:style-name="T1"><text:tab/></text:span>3 <text:s text:c="3"/>while ( i&gt; 3 &amp;&amp; i&lt; 10) {<text:span text:style-name="T2"><text:tab/>//will run 7 times checking i =[4, 10</text:span></text:p>
      <text:p text:style-name="P2"><text:span text:style-name="T1"><text:tab/></text:span>4<text:span text:style-name="T1"><text:tab/><text:tab/></text:span>sum += A[ i];<text:span text:style-name="T2"><text:tab/><text:tab/>//4 and 5 run 6 times each because the wile loop cycles 6 times </text:span></text:p>
      <text:p text:style-name="P2"><text:span text:style-name="T1"><text:tab/></text:span>5<text:span text:style-name="T1"><text:tab/><text:tab/></text:span>i++;</text:p>
      <text:p text:style-name="P2"><text:span text:style-name="T1"><text:tab/></text:span>6 <text:s text:c="3"/>}</text:p>
      <text:p text:style-name="P3">1+1+7+6+6 = 21</text:p>
      <text:p text:style-name="P3"/>
      <text:p text:style-name="P3">There are 21<text:span text:style-name="T3"> instructions in this program.</text:span></text:p>
      <text:p text:style-name="P3"/>
      <text:p text:style-name="P3"/>
      <text:p text:style-name="P10">Problem 2</text:p>
      <text:p text:style-name="P4">1<text:span text:style-name="T5"> <text:s text:c="3"/></text:span>sum = 0;<text:span text:style-name="T8"><text:tab/><text:tab/>//1</text:span></text:p>
      <text:p text:style-name="P4">2<text:span text:style-name="T5"> <text:s text:c="3"/></text:span>for ( i=0; i&lt; numElements;i++ ) {<text:span text:style-name="T8"> //will execute numElements+1 times</text:span></text:p>
      <text:p text:style-name="P4">3<text:span text:style-name="T5"> <text:s text:c="4"/><text:tab/></text:span>sum += A[ i];<text:span text:style-name="T8"><text:tab/><text:tab/><text:tab/><text:tab/>//will execute numElements times</text:span></text:p>
      <text:p text:style-name="P4">4<text:span text:style-name="T5"> <text:s text:c="3"/>}<text:tab/><text:tab/><text:tab/><text:tab/><text:tab/><text:tab/><text:tab/><text:tab/></text:span></text:p>
      <text:p text:style-name="P8"/>
      <text:p text:style-name="P8">The number of instructions, in terms of nunElements is:</text:p>
      <text:p text:style-name="P8">1+numElements+1+numElements = 2(numElements +1)</text:p>
      <text:p text:style-name="P8">It can be reduced to n:</text:p>
      <text:p text:style-name="P3"/>
      <text:p text:style-name="P9">Problem <text:span text:style-name="T5">3</text:span></text:p>
      <text:p text:style-name="P5">1 <text:s text:c="3"/>sum = 0;<text:span text:style-name="T5"><text:tab/><text:tab/><text:tab/>// 1</text:span></text:p>
      <text:p text:style-name="P5">2 <text:s text:c="3"/>for ( i=0; i&lt; n; i++ ) {<text:span text:style-name="T5"> <text:tab/>//will run n+1 times </text:span></text:p>
      <text:p text:style-name="P5">3 <text:s text:c="6"/>for (j=0; j &lt; n; j++) {<text:span text:style-name="T5"> <text:s/>//will run n*(n+1) times</text:span></text:p>
      <text:p text:style-name="P5">4<text:span text:style-name="T4"><text:tab/> <text:s text:c="3"/></text:span>sum += i* j;<text:span text:style-name="T5"> <text:tab/><text:tab/>//will run n</text:span><text:span text:style-name="T7">2</text:span><text:span text:style-name="T5"> times</text:span></text:p>
      <text:p text:style-name="P5">5<text:span text:style-name="T4"><text:tab/></text:span>}</text:p>
      <text:p text:style-name="P5">6<text:span text:style-name="T4"> <text:s text:c="3"/></text:span>}<text:span text:style-name="T4"> </text:span></text:p>
      <text:p text:style-name="P3"/>
      <text:p text:style-name="P6">The number of of instructions, in terms for in is:</text:p>
      <text:p text:style-name="P7">n<text:span text:style-name="T6">2 </text:span>+ n<text:span text:style-name="T6">2</text:span> + n + n + 1 + 1 = 2(n<text:span text:style-name="T6">2</text:span> + n +1)</text:p>
      <text:p text:style-name="P7">It can be reduced to n<text:span text:style-name="T6">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9965b" officeooo:paragraph-rsid="0009965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>Benjamin Parrish, cbe982</text:p>
        <text:p text:style-name="MP1">CS 2123-003</text:p>
        <text:p text:style-name="MP1">9/17/2019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5:49:05.238334662</meta:creation-date>
    <dc:date>2019-09-17T17:11:50.301087562</dc:date>
    <meta:editing-duration>PT10M1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0" meta:word-count="194" meta:character-count="910" meta:non-whitespace-character-count="663"/>
  </office:meta>
</office:document-meta>
</file>